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11: Technical Measures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bjectiv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n completion of this session, we hope you will be able to:</text:p>
            <text:list text:style-name="L2">
              <text:list-item>
                <text:p text:style-name="P3">Install and configure a Squid web cache</text:p>
              </text:list-item>
              <text:list-item>
                <text:p text:style-name="P3">Install and configure a traffic shaping system using iptables and HTB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f you are the facilitator, please tell the group:</text:p>
              <text:p text:style-name="P5"><text:span text:style-name="P0">At the end of session I will ask if we have met the objectives – if not,
we will discuss again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